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658" officeooo:paragraph-rsid="00000658"/>
    </style:style>
    <style:style style:name="T1" style:family="text">
      <style:text-properties officeooo:rsid="00012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 700-780</text:p>
      <text:p text:style-name="P1">Mandarin 800-<text:span text:style-name="T1">880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22:12.099711097</meta:creation-date>
    <dc:date>2017-05-30T11:32:48.879199652</dc:date>
    <meta:editing-duration>PT10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29" meta:non-whitespace-character-count="27"/>
  </office:meta>
</office:document-meta>
</file>